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erStemmer.step3( )</text:p>
          </table:table-cell>
          <table:table-cell office:value-type="float" office:value="31">
            <text:p text:style-name="Table_20_Contents">31</text:p>
          </table:table-cell>
          <table:table-cell office:value-type="float" office:value="2">
            <text:p text:style-name="Table_20_Contents">2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PorterStemm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orterStemmer.cvc( int i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4">
            <text:p text:style-name="Table_20_Contents">1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orterStemmer.s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erStemmer.getResul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orterStemmer.stem( int i0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orterStemmer.main( String [ ] arg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PorterStemmer.getResult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orterStemmer.add( char c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orterStemmer.stem( char [ ] wordBuffer , int offset , int word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orterStemmer.step1(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8">
            <text:p text:style-name="Table_20_Contents">18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PorterStemmer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orterStemmer.stem( String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orterStemmer.step5( )</text:p>
          </table:table-cell>
          <table:table-cell office:value-type="float" office:value="37">
            <text:p text:style-name="Table_20_Contents">37</text:p>
          </table:table-cell>
          <table:table-cell office:value-type="float" office:value="9">
            <text:p text:style-name="Table_20_Contents">9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PorterStemmer.PorterStem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rterStemmer.m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PorterStemmer.r( String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orterStemmer.stem( char [ ] 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erStemmer.step4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orterStemmer.vowelinstem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orterStemmer.step6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orterStemmer.doublec( int 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orterStemmer.cons( int i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orterStemmer.step2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orterStemmer.ends( String 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orterStemmer.setto( String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orterStemmer.stem( char [ ] word , int word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